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98in" fo:text-align="center" style:justify-single-word="false" fo:text-indent="0in" style:auto-text-indent="false" fo:padding="0in" fo:border="none"/>
    </style:style>
    <style:style style:name="P2" style:family="paragraph" style:parent-style-name="Text_20_body" style:list-style-name="L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3" style:family="paragraph" style:parent-style-name="Text_20_body" style:list-style-name="L8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8" style:family="paragraph" style:parent-style-name="Text_20_body" style:list-style-name="L7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9" style:family="paragraph" style:parent-style-name="Text_20_body" style:list-style-name="L3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0" style:family="paragraph" style:parent-style-name="Text_20_body" style:list-style-name="L7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8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 style:writing-mode="lr-tb"/>
    </style:style>
    <style:style style:name="P14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6" style:family="paragraph" style:parent-style-name="Text_20_body" style:list-style-name="L3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7" style:family="paragraph" style:parent-style-name="Text_20_body" style:list-style-name="L4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8" style:family="paragraph" style:parent-style-name="Text_20_body" style:list-style-name="L5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20" style:family="paragraph" style:parent-style-name="Text_20_body" style:list-style-name="L3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21" style:family="paragraph" style:parent-style-name="Heading_20_2">
      <style:paragraph-properties fo:text-align="center" style:justify-single-word="false"/>
      <style:text-properties fo:font-variant="normal" fo:text-transform="none" fo:color="#000000" style:font-name="Trebuchet MS" fo:letter-spacing="normal" fo:font-style="normal" fo:font-weight="bold"/>
    </style:style>
    <style:style style:name="T1" style:family="text">
      <style:text-properties fo:font-variant="normal" fo:text-transform="none" fo:color="#bf3503" style:text-line-through-style="none" style:font-name="Trebuchet MS" fo:font-size="18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bf3503" style:text-line-through-style="none" style:font-name="Trebuchet MS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bf3503" style:text-line-through-style="none" style:font-name="Trebuchet MS" fo:font-size="10.5pt" fo:letter-spacing="normal" fo:font-style="italic" style:text-underline-style="none" fo:font-weight="bold" style:text-blinking="false"/>
    </style:style>
    <style:style style:name="T4" style:family="text">
      <style:text-properties fo:font-variant="normal" fo:text-transform="none" fo:color="#000000" style:font-name="Trebuchet MS" fo:font-size="18pt" fo:letter-spacing="normal" fo:font-style="normal" fo:font-weight="bold"/>
    </style:style>
    <style:style style:name="T5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Trebuchet MS" fo:font-size="10.5pt" fo:letter-spacing="normal" fo:font-style="normal" fo:font-weight="bold"/>
    </style:style>
    <style:style style:name="T7" style:family="text">
      <style:text-properties fo:font-variant="normal" fo:text-transform="none" fo:color="#000000" style:font-name="Trebuchet MS" fo:font-size="10.5pt" fo:letter-spacing="normal" fo:font-style="italic" fo:font-weight="normal"/>
    </style:style>
    <style:style style:name="T8" style:family="text">
      <style:text-properties fo:font-variant="normal" fo:text-transform="none" fo:color="#000000" style:font-name="Trebuchet MS" fo:font-size="14pt" fo:letter-spacing="normal" fo:font-style="normal" fo:font-weight="bold"/>
    </style:style>
    <style:style style:name="T9" style:family="text">
      <style:text-properties fo:font-variant="normal" fo:text-transform="none" fo:color="#ff0000" style:font-name="Trebuchet MS" fo:font-size="14pt" fo:letter-spacing="normal" fo:font-style="normal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bookmark text:name="pageheading"/>Especificação do Primeiro Trabalho</text:h>
      <text:p text:style-name="P1"><text:a xlink:type="simple" xlink:href="http://moodle.lasdpc.icmc.usp.br/mod/page/view.php?id=2972"><text:span text:style-name="Strong_20_Emphasis"><text:span text:style-name="T1">Especificação do Primeiro Trabalho</text:span></text:span></text:a></text:p>
      <text:p text:style-name="P13"><text:span text:style-name="Strong_20_Emphasis"><text:span text:style-name="T4">Cálculo do número PI</text:span></text:span></text:p>
      <text:p text:style-name="P4"><text:span text:style-name="T5">O algoritmo de Monte-Carlo (http://en.wikipedia.org/wiki/Monte_Carlo_method) é utilizado para calcular o número PI. Desenvolva um programa para calcular o número PI aproximado utilizando esse método. Utilize o número de iterações N =10⁹. Imprima o resultado com 6 casas decimais. O arquivo </text:span><text:span text:style-name="Emphasis"><text:span text:style-name="T7">entrada_pi.txt</text:span></text:span><text:span text:style-name="T5"> contém a entrada do programa (ele está vazio, portanto, para esse exercício, não há entrada!) e o arquivo </text:span><text:span text:style-name="Emphasis"><text:span text:style-name="T7">saida_pi.txt </text:span></text:span><text:span text:style-name="T5">contém a saída esperada do programa.</text:span></text:p>
      <text:p text:style-name="P5"><text:span text:style-name="Strong_20_Emphasis"><text:span text:style-name="T4">Aplicação da Simulação de Monte Carlo</text:span></text:span></text:p>
      <text:p text:style-name="P5"><text:span text:style-name="Strong_20_Emphasis"><text:span text:style-name="T4">Modelo de Black Scholes</text:span></text:span></text:p>
      <text:p text:style-name="P4"><text:span text:style-name="T5">Foi elaborado por dois cientistas chamados Fisher Black e Myron Scholes, que adaptaram uma fórmula física para descrever um fenômeno financeiro que é a precificação de derivativos. Este modelo foi proposto pela primeira vez em 1973, e fez seus criadores ganharem o </text:span><text:a xlink:type="simple" xlink:href="http://www.nobelprize.org/nobel_prizes/economic-sciences/laureates/1997/press.html"><text:span text:style-name="T2">prêmio Nobel de 1997</text:span></text:a><text:span text:style-name="T5">(http://pt.wikipedia.org/wiki/Black-Scholes).</text:span></text:p>
      <text:p text:style-name="P7">É possível utilizar a Simulação de Monte Carlo para se calcular o preço de opções européias utilizando o modelo de Black Scholes. Este algoritmo será apresentado abaixo, juntamente com a explicação dos parâmetros e variáveis.</text:p>
      <text:p text:style-name="P7">Variáveis de entrada:</text:p>
      <text:p text:style-name="P14">S: valor da ação</text:p>
      <text:p text:style-name="P19">E: preço de exercício da opção</text:p>
      <text:p text:style-name="P14">r: taxa de juros livre de risco (SELIC)</text:p>
      <text:p text:style-name="P14">σ: volatilidade da ação</text:p>
      <text:p text:style-name="P14">T : tempo de validade da opção</text:p>
      <text:p text:style-name="P14">M : número de iterações</text:p>
      <text:p text:style-name="P11"><text:line-break/><draw:frame draw:style-name="fr1" draw:name="graphics1" text:anchor-type="as-char" svg:width="6.5in" svg:height="2.3854in" draw:z-index="0"><draw:image xlink:href="https://lh6.googleusercontent.com/V-Am0PpRcGSRJmzej6RlIyIDirHsf4PQH0Q4Reofb4lD2fbJ7ZRFeW1HYP24c5FKpRFcMr--3jIcsRvgev8yMgCe8F-HxZZRhuj9waWKrjQ7fzE0kv_O119sOA" xlink:type="simple" xlink:show="embed" xlink:actuate="onLoad"/></draw:frame></text:p>
      <text:p text:style-name="P14">Saída do programa:</text:p>
      <text:list xml:id="list1880296969" text:style-name="L1">
        <text:list-item>
          <text:p text:style-name="P15"><text:soft-page-break/>Variáveis de entrada</text:p>
        </text:list-item>
        <text:list-item>
          <text:p text:style-name="P15">Tempo de execução</text:p>
        </text:list-item>
        <text:list-item>
          <text:p text:style-name="P15">Intervalo de confiança (margem inferior e margem superior)</text:p>
        </text:list-item>
      </text:list>
      <text:p text:style-name="P4"><text:span text:style-name="T5">O arquivo </text:span><text:span text:style-name="Emphasis"><text:span text:style-name="T7">entrada_blackscholes.txt</text:span></text:span><text:span text:style-name="T5"> contém a entrada do programa e o arquivo </text:span><text:span text:style-name="Emphasis"><text:span text:style-name="T7">saida_blackscholes.txt </text:span></text:span><text:span text:style-name="T5">contém a saída esperada do programa. Uma maneira de testar a corretude do programa é utilizar a calculadora online (http://www.soarcorp.com/black_scholes_calculator.jsp), colocando os parâmetros desejados e verificando o valor resultado no campo "Call Price". Ele deve estar incluído no intervalo de confiança do programa.</text:span></text:p>
      <text:p text:style-name="P4"><text:span text:style-name="Strong_20_Emphasis"><text:span text:style-name="T6">ATENÇÃO</text:span></text:span><text:span text:style-name="T5">: O gerador de números aleatórios </text:span><text:span text:style-name="Emphasis"><text:span text:style-name="T7">rand </text:span></text:span><text:span text:style-name="T5">do C é thread-safe. Isso significa que somente uma thread "acessa" essa região de código por vez. Por que não implementar um gerador próprio? Veja o arquivo </text:span><text:span text:style-name="Emphasis"><text:span text:style-name="T7">rand.c</text:span></text:span><text:span text:style-name="T5">!</text:span></text:p>
      <text:p text:style-name="P5"><text:span text:style-name="Strong_20_Emphasis"><text:span text:style-name="T4">Para os Programas</text:span></text:span></text:p>
      <text:list xml:id="list1267062798" text:style-name="L2">
        <text:list-item>
          <text:p text:style-name="P6"><text:span text:style-name="T5">A entrada deve ser lida da entrada padrão e a saída deve ser escrita na saída padrão. Ou seja, não abra arquivos para leitura nem para escrita dos resultados. Leia os dados necessários utilizando </text:span><text:span text:style-name="Emphasis"><text:span text:style-name="T7">scanf</text:span></text:span><text:span text:style-name="T5"> e imprima os resultados necessários utilizando o </text:span><text:span text:style-name="Emphasis"><text:span text:style-name="T7">printf</text:span></text:span><text:span text:style-name="T5">. O programa deve ser executado da maneira abaixo. Assim, o </text:span><text:span text:style-name="Emphasis"><text:span text:style-name="T7">scanf </text:span></text:span><text:span text:style-name="T5">lerá os dados do arquivo </text:span><text:span text:style-name="Strong_20_Emphasis"><text:span text:style-name="T6">entrada.txt</text:span></text:span><text:span text:style-name="T5"> e o printf escreverá os dados no arquivo </text:span><text:span text:style-name="Strong_20_Emphasis"><text:span text:style-name="T6">saida.txt</text:span></text:span><text:span text:style-name="T5">:</text:span></text:p>
        </text:list-item>
      </text:list>
      <text:p text:style-name="P5"><text:span text:style-name="Strong_20_Emphasis"><text:span text:style-name="T6">./nomedoprograma &lt; entrada.txt &gt; saida.txt</text:span></text:span></text:p>
      <text:list xml:id="list494619205" text:style-name="L3">
        <text:list-item>
          <text:p text:style-name="P9">Fazer uma versão sequencial utilizando C</text:p>
        </text:list-item>
        <text:list-item>
          <text:p text:style-name="P16">Fazer uma versão paralela utilizando Posix Pthreads</text:p>
        </text:list-item>
        <text:list-item>
          <text:p text:style-name="P20">Fazer um comparativo entre os algoritmos e entre as versões sequenciais e paralelas de cada um deles (Calcular o Speedup).</text:p>
        </text:list-item>
        <text:list-item>
          <text:p text:style-name="P20">Para calcular o tempo de execução do programa, utilize o comando no Linux:</text:p>
        </text:list-item>
      </text:list>
      <text:p text:style-name="P5"><text:span text:style-name="Strong_20_Emphasis"><text:span text:style-name="T6">/usr/bin/time -f "%e" ./nomedoprograma &lt; entrada.txt &gt; saida.txt</text:span></text:span></text:p>
      <text:list xml:id="list89517610" text:style-name="L4">
        <text:list-item>
          <text:p text:style-name="P17">Um relatório apresentando uma introdução sobre os algoritmos, os resultados obtidos e as soluções. O relatório deve ter no mínimo 5 páginas e no máximo 10 páginas desconsiderando capas, indices e bibliografia. No máximo 1 página explicando cada algoritmo e seus comentários.</text:p>
        </text:list-item>
        <text:list-item>
          <text:p text:style-name="P17">Discuta as soluções, as dificuldades, os resultados obtidos, o hardware utilizado, a metodologia de execução dos experimentos, etc. (Para obter informações do hardware das máquinas do cluster, utilize o comando abaixo).</text:p>
        </text:list-item>
      </text:list>
      <text:p text:style-name="P1"><text:span text:style-name="Strong_20_Emphasis"><text:span text:style-name="T6">phoronix-test-suite system-info</text:span></text:span></text:p>
      <text:list xml:id="list2032284854" text:style-name="L5">
        <text:list-item>
          <text:p text:style-name="P18">O relatório deve ser enviado via Moodle conforme combinado no primeiro dia de aula</text:p>
        </text:list-item>
        <text:list-item>
          <text:p text:style-name="P18">O relatório deve apresentar a forma de execução dos codigos (README)</text:p>
        </text:list-item>
      </text:list>
      <text:list xml:id="list1768792875" text:style-name="L6">
        <text:list-item>
          <text:p text:style-name="P2"><text:span text:style-name="T5">O relatório deverá ser entregue </text:span><text:span text:style-name="Strong_20_Emphasis"><text:span text:style-name="T6">SOMENTE</text:span></text:span><text:span text:style-name="T5"> no formato </text:span><text:span text:style-name="Strong_20_Emphasis"><text:span text:style-name="T6">PDF</text:span></text:span><text:span text:style-name="T5"> com o seguinte nome: </text:span><text:span text:style-name="Strong_20_Emphasis"><text:span text:style-name="T6">Relatorio1-grupoX-turmaY</text:span></text:span><text:span text:style-name="T5">, onde X é o número do grupo e Y representa a turma(A ou B).</text:span></text:p>
        </text:list-item>
      </text:list>
      <text:p text:style-name="P12">Avaliação</text:p>
      <text:list xml:id="list690051050" text:style-name="L7">
        <text:list-item>
          <text:p text:style-name="P10">As perguntas para o grupo serão relativas à forma de desenvolvimento, eficiências dos <text:soft-page-break/>algoritmos, uso correto das ferramentas, legibilidade do código edocumentação e participação dos membros no desenvolvimento do trabalho.</text:p>
        </text:list-item>
        <text:list-item>
          <text:p text:style-name="P8">O número de perguntas será decidido no dia da apresentação</text:p>
        </text:list-item>
        <text:list-item>
          <text:p text:style-name="P8">Os horários das apresentações serão definidos em breve</text:p>
        </text:list-item>
      </text:list>
      <text:p text:style-name="P5"><text:span text:style-name="Strong_20_Emphasis"><text:span text:style-name="T4">Google Code</text:span></text:span></text:p>
      <text:list xml:id="list165756867" text:style-name="L8">
        <text:list-item>
          <text:p text:style-name="P3"><text:span text:style-name="T5">No Google Code criar a pasta </text:span><text:span text:style-name="Strong_20_Emphasis"><text:span text:style-name="T6">Trabalho1</text:span></text:span><text:span text:style-name="T5"> dentro da pasta trunk. Lembrando que os nomes dos </text:span><text:a xlink:type="simple" xlink:href="http://moodle.lasdpc.icmc.usp.br/mod/url/view.php?id=2964"><text:span text:style-name="T2">grupos</text:span></text:a><text:span text:style-name="T5"> devem estar no seguinte formato:  </text:span><text:a xlink:type="simple" xlink:href="http://code.google.com/p/pc2012-grupo-" office:target-frame-name="_blank" xlink:show="new"><text:span text:style-name="Strong_20_Emphasis"><text:span text:style-name="Emphasis"><text:span text:style-name="T3">pc2014-grupox</text:span></text:span></text:span></text:a><text:span text:style-name="Strong_20_Emphasis"><text:span text:style-name="T6">-turmay</text:span></text:span></text:p>
        </text:list-item>
      </text:list>
      <text:p text:style-name="P1"><text:span text:style-name="Strong_20_Emphasis"><text:span text:style-name="T4">Prazos</text:span></text:span></text:p>
      <text:p text:style-name="P1"><text:span text:style-name="Strong_20_Emphasis"><text:span text:style-name="T8">Relatório e Códigos</text:span></text:span></text:p>
      <text:p text:style-name="P1"><text:span text:style-name="Strong_20_Emphasis"><text:span text:style-name="T9">31/03/14 - 8:00h (Turmas A e B)</text:span>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21:20:07</dc:date>
    <dc:creator>Fernando Candiani</dc:creator>
    <meta:document-statistic meta:table-count="0" meta:image-count="1" meta:object-count="0" meta:page-count="3" meta:paragraph-count="45" meta:word-count="676" meta:character-count="4323" meta:non-whitespace-character-count="3707"/>
    <meta:generator>LibreOffice/3.5$Linux_X86_64 LibreOffice_project/350m1$Build-2</meta:generator>
  </office:meta>
</office:document-meta>
</file>